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148d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55b53b" officeooo:paragraph-rsid="0055b53b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57a5ee" officeooo:paragraph-rsid="0057a5ee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bc153" officeooo:paragraph-rsid="007bc153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3148d5" officeooo:paragraph-rsid="003148d5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179cd7" officeooo:paragraph-rsid="003148d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6b025b" officeooo:paragraph-rsid="006b025b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de3e2" officeooo:paragraph-rsid="007de3e2" style:font-size-asian="12pt" style:font-weight-asian="normal" style:font-name-complex="DejaVu Sans Condensed2" style:font-size-complex="12pt" style:font-weight-complex="normal"/>
    </style:style>
    <style:style style:name="P12" style:family="paragraph" style:parent-style-name="Standard" style:list-style-name="L2">
      <style:text-properties style:text-line-through-style="none" style:text-line-through-type="none" style:font-name="DejaVu Sans Condensed1" fo:font-size="12pt" fo:font-weight="normal" officeooo:rsid="007ed49a" officeooo:paragraph-rsid="007ed49a" style:font-size-asian="12pt" style:font-weight-asian="normal" style:font-name-complex="DejaVu Sans Condensed2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paragraph-rsid="0044707e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officeooo:rsid="0079d9d2" officeooo:paragraph-rsid="0079d9d2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81ec3d" officeooo:paragraph-rsid="0081ec3d" style:font-size-asian="12pt" style:font-weight-asian="bold" style:font-size-complex="12pt" style:font-weight-complex="bold"/>
    </style:style>
    <style:style style:name="P16" style:family="paragraph" style:parent-style-name="Standard" style:list-style-name="L2">
      <style:text-properties style:text-line-through-style="none" style:text-line-through-type="none" style:font-name="DejaVu Sans Condensed1" fo:font-size="12pt" fo:font-weight="bold" officeooo:rsid="006bfb82" officeooo:paragraph-rsid="006bfb82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6a6890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6bfb82"/>
    </style:style>
    <style:style style:name="P19" style:family="paragraph" style:parent-style-name="Standard">
      <style:paragraph-properties fo:text-align="start" style:justify-single-word="false"/>
      <style:text-properties officeooo:paragraph-rsid="0083dcbc"/>
    </style:style>
    <style:style style:name="P20" style:family="paragraph" style:parent-style-name="Standard" style:list-style-name="L2">
      <style:text-properties officeooo:paragraph-rsid="003148d5"/>
    </style:style>
    <style:style style:name="P21" style:family="paragraph" style:parent-style-name="Standard" style:list-style-name="L2">
      <style:text-properties officeooo:paragraph-rsid="007bc153"/>
    </style:style>
    <style:style style:name="P22" style:family="paragraph" style:parent-style-name="Standard" style:list-style-name="L2">
      <style:text-properties officeooo:paragraph-rsid="005d267d"/>
    </style:style>
    <style:style style:name="P23" style:family="paragraph" style:parent-style-name="Standard" style:list-style-name="L2">
      <style:text-properties officeooo:paragraph-rsid="00638bb1"/>
    </style:style>
    <style:style style:name="P24" style:family="paragraph" style:parent-style-name="Standard" style:list-style-name="L2">
      <style:text-properties officeooo:paragraph-rsid="0061b262"/>
    </style:style>
    <style:style style:name="P25" style:family="paragraph" style:parent-style-name="Standard" style:list-style-name="L2">
      <style:text-properties officeooo:paragraph-rsid="00677460"/>
    </style:style>
    <style:style style:name="P26" style:family="paragraph" style:parent-style-name="Standard" style:list-style-name="L2">
      <style:text-properties officeooo:paragraph-rsid="007b0a37"/>
    </style:style>
    <style:style style:name="P27" style:family="paragraph" style:parent-style-name="Standard" style:list-style-name="L2">
      <style:text-properties officeooo:rsid="007bc153" officeooo:paragraph-rsid="007de3e2"/>
    </style:style>
    <style:style style:name="P28" style:family="paragraph" style:parent-style-name="Standard" style:list-style-name="L2">
      <style:text-properties officeooo:rsid="007ed49a" officeooo:paragraph-rsid="007ed49a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83dcbc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83dc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707e" style:font-weight-asian="bold" style:font-weight-complex="bold"/>
    </style:style>
    <style:style style:name="T3" style:family="text">
      <style:text-properties fo:font-weight="bold" officeooo:rsid="00455108" style:font-weight-asian="bold" style:font-weight-complex="bold"/>
    </style:style>
    <style:style style:name="T4" style:family="text">
      <style:text-properties fo:font-weight="bold" officeooo:rsid="006b025b" style:font-weight-asian="bold" style:font-weight-complex="bold"/>
    </style:style>
    <style:style style:name="T5" style:family="text">
      <style:text-properties fo:font-weight="bold" officeooo:rsid="006a6890" style:font-weight-asian="bold" style:font-weight-complex="bold"/>
    </style:style>
    <style:style style:name="T6" style:family="text">
      <style:text-properties officeooo:rsid="0044707e"/>
    </style:style>
    <style:style style:name="T7" style:family="text">
      <style:text-properties officeooo:rsid="0057a5ee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44707e" style:font-weight-asian="normal" style:font-weight-complex="normal"/>
    </style:style>
    <style:style style:name="T10" style:family="text">
      <style:text-properties fo:font-weight="normal" officeooo:rsid="00455108" style:font-weight-asian="normal" style:font-weight-complex="normal"/>
    </style:style>
    <style:style style:name="T11" style:family="text">
      <style:text-properties fo:font-weight="normal" officeooo:rsid="006a6890" style:font-weight-asian="normal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57a5ee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61b262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6050a7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59be81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38bb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a6890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6bfb82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normal" officeooo:rsid="00661c15" style:font-size-asian="12pt" style:font-weight-asian="normal" style:font-size-complex="12pt" style:font-weight-complex="normal"/>
    </style:style>
    <style:style style:name="T20" style:family="text">
      <style:text-properties style:text-line-through-style="none" style:text-line-through-type="none" style:font-name="DejaVu Sans Condensed1" fo:font-size="12pt" fo:font-weight="normal" officeooo:rsid="007b0a37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style:font-name="DejaVu Sans Condensed1" fo:font-size="12pt" fo:font-weight="normal" officeooo:rsid="007b546c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style:font-name="DejaVu Sans Condensed1" fo:font-size="12pt" fo:font-weight="normal" officeooo:rsid="007bc15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name-complex="DejaVu Sans Condensed2" style:font-size-complex="12pt" style:font-weight-complex="normal"/>
    </style:style>
    <style:style style:name="T24" style:family="text">
      <style:text-properties style:text-line-through-style="none" style:text-line-through-type="none" style:font-name="DejaVu Sans Condensed1" fo:font-size="12pt" fo:font-weight="normal" officeooo:rsid="003148d5" style:font-size-asian="12pt" style:font-weight-asian="normal" style:font-name-complex="DejaVu Sans Condensed2" style:font-size-complex="12pt" style:font-weight-complex="normal"/>
    </style:style>
    <style:style style:name="T25" style:family="text">
      <style:text-properties style:text-line-through-style="none" style:text-line-through-type="none" style:font-name="DejaVu Sans Condensed1" fo:font-size="12pt" fo:font-weight="normal" officeooo:rsid="005d267d" style:font-size-asian="12pt" style:font-weight-asian="normal" style:font-name-complex="DejaVu Sans Condensed2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1" fo:font-size="12pt" fo:font-weight="normal" officeooo:rsid="00677460" style:font-size-asian="12pt" style:font-weight-asian="normal" style:font-name-complex="DejaVu Sans Condensed2" style:font-size-complex="12pt" style:font-weight-complex="normal"/>
    </style:style>
    <style:style style:name="T27" style:family="text">
      <style:text-properties style:text-line-through-style="none" style:text-line-through-type="none" style:font-name="DejaVu Sans Condensed1" fo:font-size="12pt" fo:font-weight="normal" officeooo:rsid="007bc153" style:font-size-asian="12pt" style:font-weight-asian="normal" style:font-name-complex="DejaVu Sans Condensed2" style:font-size-complex="12pt" style:font-weight-complex="normal"/>
    </style:style>
    <style:style style:name="T28" style:family="text">
      <style:text-properties style:text-line-through-style="none" style:text-line-through-type="none" style:font-name="DejaVu Sans Condensed1" fo:font-size="12pt" fo:font-weight="normal" officeooo:rsid="00770b17" style:font-size-asian="12pt" style:font-weight-asian="normal" style:font-name-complex="DejaVu Sans Condensed2" style:font-size-complex="12pt" style:font-weight-complex="normal"/>
    </style:style>
    <style:style style:name="T29" style:family="text">
      <style:text-properties style:text-line-through-style="none" style:text-line-through-type="none" style:font-name="DejaVu Sans Condensed1" fo:font-size="12pt" fo:font-weight="normal" officeooo:rsid="007de3e2" style:font-size-asian="12pt" style:font-weight-asian="normal" style:font-name-complex="DejaVu Sans Condensed2" style:font-size-complex="12pt" style:font-weight-complex="normal"/>
    </style:style>
    <style:style style:name="T30" style:family="text">
      <style:text-properties style:text-line-through-style="none" style:text-line-through-type="none" style:font-name="DejaVu Sans Condensed1" fo:font-size="12pt" fo:font-weight="normal" officeooo:rsid="008064ac" style:font-size-asian="12pt" style:font-weight-asian="normal" style:font-name-complex="DejaVu Sans Condensed2" style:font-size-complex="12pt" style:font-weight-complex="normal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6b025b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6a6890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e6ff4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6bfb82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79d9d2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officeooo:rsid="003148d5" style:font-size-asian="12pt" style:font-name-complex="DejaVu Sans Condensed2" style:font-size-complex="12pt"/>
    </style:style>
    <style:style style:name="T37" style:family="text">
      <style:text-properties officeooo:rsid="006a6890"/>
    </style:style>
    <style:style style:name="T38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39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0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41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42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69a034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79d9d2" style:font-size-asian="12pt" style:font-weight-asian="bold" style:font-size-complex="12pt" style:font-weight-complex="bold"/>
    </style:style>
    <style:style style:name="T47" style:family="text">
      <style:text-properties officeooo:rsid="007bc153"/>
    </style:style>
    <style:style style:name="T48" style:family="text">
      <style:text-properties fo:color="#c9211e" loext:opacity="100%" style:text-line-through-style="none" style:text-line-through-type="none" style:font-name="DejaVu Sans Condensed1" fo:font-size="12pt" fo:font-weight="bold" officeooo:rsid="0081ec3d" style:font-size-asian="12pt" style:font-weight-asian="bold" style:font-size-complex="12pt" style:font-weight-complex="bold"/>
    </style:style>
    <style:style style:name="T49" style:family="text">
      <style:text-properties fo:color="#c9211e" loext:opacity="100%" style:text-line-through-style="none" style:text-line-through-type="none" style:font-name="DejaVu Sans Condensed1" fo:font-size="12pt" fo:font-weight="bold" officeooo:rsid="007bc153" style:font-size-asian="12pt" style:font-weight-asian="bold" style:font-size-complex="12pt" style:font-weight-complex="bold"/>
    </style:style>
    <style:style style:name="T50" style:family="text">
      <style:text-properties fo:color="#c9211e" loext:opacity="100%" style:text-line-through-style="none" style:text-line-through-type="none" style:font-name="DejaVu Sans Condensed1" fo:font-size="12pt" fo:font-weight="bold" officeooo:rsid="0061b262" style:font-size-asian="12pt" style:font-weight-asian="bold" style:font-size-complex="12pt" style:font-weight-complex="bold"/>
    </style:style>
    <style:style style:name="T51" style:family="text">
      <style:text-properties fo:color="#c9211e" loext:opacity="100%" style:text-line-through-style="none" style:text-line-through-type="none" style:font-name="DejaVu Sans Condensed1" fo:font-size="12pt" fo:font-weight="bold" officeooo:rsid="00831b9e" style:font-size-asian="12pt" style:font-weight-asian="bold" style:font-size-complex="12pt" style:font-weight-complex="bold"/>
    </style:style>
    <style:style style:name="T5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9">1<text:span text:style-name="T52">xx</text:span> - Controls</text:p>
          </table:table-cell>
          <table:table-cell table:style-name="Table1.B1" office:value-type="string">
            <text:p text:style-name="P30">2xx - Ground</text:p>
          </table:table-cell>
          <table:table-cell table:style-name="Table1.A1" office:value-type="string">
            <text:p text:style-name="P30">3xx - Flight</text:p>
          </table:table-cell>
          <table:table-cell table:style-name="Table1.D1" office:value-type="string">
            <text:p text:style-name="P30">4xx - A2A</text:p>
          </table:table-cell>
          <table:table-cell table:style-name="Table1.D1" office:value-type="string">
            <text:p text:style-name="P30">5xx - A2G</text:p>
          </table:table-cell>
          <table:table-cell table:style-name="Table1.F1" office:value-type="string">
            <text:p text:style-name="P30">6xx - Misc</text:p>
          </table:table-cell>
        </table:table-row>
      </table:table>
      <text:p text:style-name="P19"><text:span text:style-name="T46">2</text:span><text:span text:style-name="T38">0</text:span><text:span text:style-name="T46">2</text:span><text:span text:style-name="T39"> - </text:span><text:span text:style-name="T46">Ground </text:span><text:span text:style-name="T40">- </text:span><text:span text:style-name="T41">Pre</text:span><text:span text:style-name="T42">f</text:span><text:span text:style-name="T43">light</text:span><text:span text:style-name="T46">,</text:span><text:span text:style-name="T44"> </text:span><text:span text:style-name="T45">Performance Limits</text:span></text:p>
      <text:p text:style-name="P4"/>
      <text:p text:style-name="P4"><text:span text:style-name="T6">Preflight</text:span> (<text:span text:style-name="T6">after cold start or from </text:span>hot start)</text:p>
      <text:list text:style-name="L1">
        <text:list-item>
          <text:p text:style-name="P5"><text:span text:style-name="T1">INSTRUMENT</text:span><text:span text:style-name="T4">S</text:span> and <text:span text:style-name="T1">CONSOLES</text:span> lights ... <text:span text:style-name="T1">As desired</text:span> (right console<text:span text:style-name="T37"> forward</text:span>)</text:p>
        </text:list-item>
        <text:list-item>
          <text:p text:style-name="P5"><text:span text:style-name="T1">External lights</text:span> ... <text:span text:style-name="T1">As desired</text:span> (right console<text:span text:style-name="T37"> forward</text:span>)</text:p>
        </text:list-item>
        <text:list-item>
          <text:p text:style-name="P17"><text:span text:style-name="T31">PITOT HEAT button</text:span><text:span text:style-name="T17"> ... </text:span><text:span text:style-name="T32">As needed</text:span><text:span text:style-name="T17"> (left front wall, under gear handle)</text:span></text:p>
        </text:list-item>
        <text:list-item>
          <text:p text:style-name="P17"><text:span text:style-name="T31">ENGINE ANTI-ICE button</text:span><text:span text:style-name="T17"> ... </text:span><text:span text:style-name="T32">As needed</text:span><text:span text:style-name="T17"> (ENGINE panel, left console in front of throttle</text:span></text:p>
        </text:list-item>
        <text:list-item>
          <text:p text:style-name="P13"><text:span text:style-name="T3">R</text:span><text:span text:style-name="T2">adios</text:span><text:span text:style-name="T9"> ... </text:span><text:span text:style-name="T3">As needed</text:span><text:span text:style-name="T10"> (</text:span><text:span text:style-name="T11">see other page for radio tuning)</text:span></text:p>
        </text:list-item>
        <text:list-item>
          <text:p text:style-name="P14"><text:span text:style-name="T5">N</text:span><text:span text:style-name="T1">avigation</text:span><text:span text:style-name="T8"> ... </text:span><text:span text:style-name="T1">As needed</text:span><text:span text:style-name="T8"> (see other page for navigation systems)</text:span></text:p>
        </text:list-item>
        <text:list-item>
          <text:p text:style-name="P18"><text:span text:style-name="T33">S</text:span><text:span text:style-name="T34">moke system</text:span><text:span text:style-name="T35"> (if equipped)</text:span><text:span text:style-name="T34">:</text:span><text:span text:style-name="T18"> </text:span><text:span text:style-name="T34">White Smoke</text:span><text:span text:style-name="T18"> and </text:span><text:span text:style-name="T34">Colour Smoke circuit breakers</text:span><text:span text:style-name="T18"> ... </text:span><text:span text:style-name="T34">IN</text:span><text:span text:style-name="T18"> (left console outboard)</text:span></text:p>
        </text:list-item>
      </text:list>
      <text:p text:style-name="P3"/>
      <text:p text:style-name="P1">Performance limits</text:p>
      <text:list text:style-name="L2">
        <text:list-item>
          <text:p text:style-name="P20"><text:span text:style-name="T36">F</text:span><text:span text:style-name="T24">uel: </text:span><text:span text:style-name="T25">3960</text:span><text:span text:style-name="T24"> lbs internal</text:span></text:p>
        </text:list-item>
        <text:list-item>
          <text:p text:style-name="P21"><text:span text:style-name="T25">Fuel flow</text:span><text:span text:style-name="T27"> (sea level, ISA)</text:span></text:p>
          <text:list>
            <text:list-item>
              <text:p text:style-name="P21"><text:span text:style-name="T27">Max continuous:</text:span><text:span text:style-name="T25"> approx </text:span><text:span text:style-name="T27">1580</text:span><text:span text:style-name="T25"> lbs/hr</text:span></text:p>
            </text:list-item>
            <text:list-item>
              <text:p text:style-name="P22"><text:span text:style-name="T27">M</text:span><text:span text:style-name="T26">il power</text:span><text:span text:style-name="T27">:</text:span><text:span text:style-name="T25"> approx </text:span><text:span text:style-name="T27">1680</text:span><text:span text:style-name="T25"> lbs/hr</text:span></text:p>
            </text:list-item>
          </text:list>
        </text:list-item>
        <text:list-item>
          <text:p text:style-name="P27"><text:span text:style-name="T28">E</text:span><text:span text:style-name="T23">ndurance</text:span><text:span text:style-name="T29"> on m</text:span><text:span text:style-name="T23">ax continuous:</text:span></text:p>
          <text:list>
            <text:list-item>
              <text:p text:style-name="P27"><text:span text:style-name="T29">100% fuel: </text:span><text:span text:style-name="T23">2h30m</text:span></text:p>
            </text:list-item>
            <text:list-item>
              <text:p text:style-name="P11">75% fuel: 1h52m</text:p>
            </text:list-item>
            <text:list-item>
              <text:p text:style-name="P12">66% fuel: 1h39m</text:p>
            </text:list-item>
            <text:list-item>
              <text:p text:style-name="P11">50% fuel: <text:s/>1h15m</text:p>
            </text:list-item>
            <text:list-item>
              <text:p text:style-name="P28"><text:span text:style-name="T23">33% fuel: </text:span><text:span text:style-name="T30">0h</text:span><text:span text:style-name="T23">49m</text:span></text:p>
            </text:list-item>
            <text:list-item>
              <text:p text:style-name="P11">25% fuel: 0h37m</text:p>
            </text:list-item>
          </text:list>
        </text:list-item>
        <text:list-item>
          <text:p text:style-name="P23"><text:span text:style-name="T13">TFE731-2-2J</text:span><text:span text:style-name="T12"> </text:span><text:span text:style-name="T16">e</text:span><text:span text:style-name="T12">ngine </text:span><text:span text:style-name="T14">I</text:span><text:span text:style-name="T15">TT</text:span><text:span text:style-name="T14"> (</text:span><text:span text:style-name="T13">Inter-</text:span><text:span text:style-name="T14">Turbine Temperature)</text:span><text:span text:style-name="T12">:</text:span></text:p>
          <text:list>
            <text:list-item>
              <text:p text:style-name="P24"><text:span text:style-name="T48">Takeoff</text:span><text:span text:style-name="T49"> power</text:span><text:span text:style-name="T48"> (5 min)</text:span><text:span text:style-name="T49">: </text:span><text:span text:style-name="T50">8</text:span><text:span text:style-name="T51">6</text:span><text:span text:style-name="T50">0 deg C</text:span></text:p>
            </text:list-item>
            <text:list-item>
              <text:p text:style-name="P15">Mil power (30 mins): 796-832 deg C</text:p>
            </text:list-item>
            <text:list-item>
              <text:p text:style-name="P16"><text:span text:style-name="T47">Max continuous: </text:span>795 deg C</text:p>
            </text:list-item>
          </text:list>
        </text:list-item>
        <text:list-item>
          <text:p text:style-name="P6">Engine oil:</text:p>
          <text:list>
            <text:list-item>
              <text:p text:style-name="P6">30 deg C, minimum</text:p>
            </text:list-item>
            <text:list-item>
              <text:p text:style-name="P6">127 deg C, max up to 30,000 ft</text:p>
            </text:list-item>
            <text:list-item>
              <text:p text:style-name="P6">149 deg C, max for 2 min at any altitude</text:p>
            </text:list-item>
          </text:list>
        </text:list-item>
        <text:list-item>
          <text:p text:style-name="P7">Flaps:</text:p>
          <text:list>
            <text:list-item>
              <text:p text:style-name="P8"><text:span text:style-name="T7">Takeoff</text:span>: <text:span text:style-name="T7">19</text:span>0 kts</text:p>
            </text:list-item>
            <text:list-item>
              <text:p text:style-name="P6">Full: 150 kts</text:p>
            </text:list-item>
          </text:list>
        </text:list-item>
        <text:list-item>
          <text:p text:style-name="P9">Landing <text:span text:style-name="T47">g</text:span>ear:<text:span text:style-name="T47"> </text:span>2<text:span text:style-name="T7">0</text:span>0 kts</text:p>
        </text:list-item>
        <text:list-item>
          <text:p text:style-name="P6">Landing lights: 200 kts</text:p>
        </text:list-item>
        <text:list-item>
          <text:p text:style-name="P6">Zero or negative G flight: 30 sec</text:p>
        </text:list-item>
        <text:list-item>
          <text:p text:style-name="P10">Best climb speed: 215 kts at sea level, subtract 5 kts per 5000 ft</text:p>
        </text:list-item>
        <text:list-item>
          <text:p text:style-name="P25"><text:span text:style-name="T19">Tested max speed at sea level</text:span><text:span text:style-name="T20"> (</text:span><text:span text:style-name="T21">5</text:span><text:span text:style-name="T20">0 ft)</text:span><text:span text:style-name="T19"> in ISA conditions, clean/no pylons:</text:span></text:p>
          <text:list>
            <text:list-item>
              <text:p text:style-name="P26"><text:span text:style-name="T20">Max continuous power: 35</text:span><text:span text:style-name="T21">5</text:span><text:span text:style-name="T20"> kts, Mach 0.54</text:span></text:p>
            </text:list-item>
            <text:list-item>
              <text:p text:style-name="P26"><text:span text:style-name="T20">Full mil power: </text:span><text:span text:style-name="T19">36</text:span><text:span text:style-name="T22">7</text:span><text:span text:style-name="T19"> kts, Mach 0.56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20M34S</meta:editing-duration>
    <meta:editing-cycles>100</meta:editing-cycles>
    <meta:generator>LibreOffice/7.5.2.2$Windows_X86_64 LibreOffice_project/53bb9681a964705cf672590721dbc85eb4d0c3a2</meta:generator>
    <dc:date>2024-03-27T12:09:50.896000000</dc:date>
    <meta:document-statistic meta:table-count="1" meta:image-count="0" meta:object-count="0" meta:page-count="1" meta:paragraph-count="45" meta:word-count="303" meta:character-count="1513" meta:non-whitespace-character-count="1290"/>
  </office:meta>
</office:document-meta>
</file>